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order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3.59833333333333cm"/>
    </style:style>
    <style:style style:name="ro1" style:family="table-row">
      <style:table-row-properties style:row-height="13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table:style-name="ce2"/>
          <table:table-cell office:value-type="string" table:style-name="ce3">
            <text:p>заезд</text:p>
          </table:table-cell>
          <table:table-cell office:value-type="string" table:style-name="ce3">
            <text:p>ноябрь</text:p>
          </table:table-cell>
          <table:table-cell office:value-type="string" table:style-name="ce3">
            <text:p>декабрь</text:p>
          </table:table-cell>
          <table:table-cell office:value-type="string" table:style-name="ce3">
            <text:p>январь</text:p>
          </table:table-cell>
          <table:table-cell office:value-type="string" table:style-name="ce4">
            <text:p>февраль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гвс</text:p>
          </table:table-cell>
          <table:table-cell table:style-name="ce2"/>
          <table:table-cell office:value-type="float" office:value="573.24" table:style-name="ce5">
            <text:p>573,24</text:p>
          </table:table-cell>
          <table:table-cell office:value-type="float" office:value="770.09" table:style-name="ce5">
            <text:p>770,09</text:p>
          </table:table-cell>
          <table:table-cell office:value-type="float" office:value="815.32" table:style-name="ce5">
            <text:p>815,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хвс</text:p>
          </table:table-cell>
          <table:table-cell table:style-name="ce2"/>
          <table:table-cell office:value-type="float" office:value="122.59" table:style-name="ce5">
            <text:p>122,59</text:p>
          </table:table-cell>
          <table:table-cell office:value-type="float" office:value="184.01" table:style-name="ce5">
            <text:p>184,01</text:p>
          </table:table-cell>
          <table:table-cell office:value-type="float" office:value="204.64" table:style-name="ce5">
            <text:p>204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эл ночь</text:p>
          </table:table-cell>
          <table:table-cell table:style-name="ce2"/>
          <table:table-cell office:value-type="float" office:value="27.56" table:style-name="ce5">
            <text:p>27,56</text:p>
          </table:table-cell>
          <table:table-cell office:value-type="float" office:value="26.2" table:style-name="ce5">
            <text:p>26,20</text:p>
          </table:table-cell>
          <table:table-cell office:value-type="float" office:value="37.81" table:style-name="ce5">
            <text:p>37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эл пик</text:p>
          </table:table-cell>
          <table:table-cell table:style-name="ce2"/>
          <table:table-cell office:value-type="float" office:value="95.84" table:style-name="ce5">
            <text:p>95,84</text:p>
          </table:table-cell>
          <table:table-cell office:value-type="float" office:value="172.5" table:style-name="ce5">
            <text:p>172,50</text:p>
          </table:table-cell>
          <table:table-cell office:value-type="float" office:value="217.68" table:style-name="ce5">
            <text:p>217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эл полупик</text:p>
          </table:table-cell>
          <table:table-cell table:style-name="ce2"/>
          <table:table-cell office:value-type="float" office:value="91.77" table:style-name="ce5">
            <text:p>91,77</text:p>
          </table:table-cell>
          <table:table-cell office:value-type="float" office:value="126.56" table:style-name="ce5">
            <text:p>126,56</text:p>
          </table:table-cell>
          <table:table-cell office:value-type="float" office:value="158.03" table:style-name="ce5">
            <text:p>158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отопление</text:p>
          </table:table-cell>
          <table:table-cell table:style-name="ce2"/>
          <table:table-cell office:value-type="float" office:value="1365.09" table:style-name="ce5">
            <text:p>1 365,09</text:p>
          </table:table-cell>
          <table:table-cell office:value-type="float" office:value="1481.12" table:style-name="ce5">
            <text:p>1 481,12</text:p>
          </table:table-cell>
          <table:table-cell office:value-type="float" office:value="1481.12" table:style-name="ce5">
            <text:p>1 481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интернет</text:p>
          </table:table-cell>
          <table:table-cell table:style-name="ce2"/>
          <table:table-cell office:value-type="float" office:value="850" table:style-name="ce2">
            <text:p>850</text:p>
          </table:table-cell>
          <table:table-cell office:value-type="float" office:value="850" table:style-name="ce2">
            <text:p>850</text:p>
          </table:table-cell>
          <table:table-cell office:value-type="float" office:value="850" table:style-name="ce2">
            <text:p>8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Итог месяц</text:p>
          </table:table-cell>
          <table:table-cell table:style-name="ce2"/>
          <table:table-cell office:value-type="float" office:value="3126.09" table:formula="of:=SUM([.C2:.C8])" table:style-name="ce2">
            <text:p>3126,09</text:p>
          </table:table-cell>
          <table:table-cell office:value-type="float" office:value="3610.48" table:formula="of:=SUM([.D2:.D8])" table:style-name="ce5">
            <text:p>3 610,48</text:p>
          </table:table-cell>
          <table:table-cell office:value-type="float" office:value="3764.6" table:formula="of:=SUM([.E2:.E8])" table:style-name="ce2">
            <text:p>3764,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Итог всего</text:p>
          </table:table-cell>
          <table:table-cell table:style-name="ce2"/>
          <table:table-cell office:value-type="float" office:value="10501.17" table:formula="of:=SUM([.C9]+[.D9]+[.E9])" table:style-name="ce2">
            <text:p>10501,17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Аренда</text:p>
          </table:table-cell>
          <table:table-cell office:value-type="float" office:value="94000" table:style-name="ce2">
            <text:p>94000</text:p>
          </table:table-cell>
          <table:table-cell office:value-type="float" office:value="47000" table:style-name="ce2">
            <text:p>47000</text:p>
          </table:table-cell>
          <table:table-cell office:value-type="float" office:value="47000" table:style-name="ce2">
            <text:p>47000</text:p>
          </table:table-cell>
          <table:table-cell office:value-type="float" office:value="47000" table:style-name="ce2">
            <text:p>47000</text:p>
          </table:table-cell>
          <table:table-cell office:value-type="float" office:value="47000" table:style-name="ce6">
            <text:p>47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Заплатил</text:p>
          </table:table-cell>
          <table:table-cell office:value-type="float" office:value="94000" table:style-name="ce2">
            <text:p>94000</text:p>
          </table:table-cell>
          <table:table-cell office:value-type="float" office:value="47850" table:style-name="ce2">
            <text:p>47850</text:p>
          </table:table-cell>
          <table:table-cell office:value-type="float" office:value="60000" table:style-name="ce2">
            <text:p>60000</text:p>
          </table:table-cell>
          <table:table-cell office:value-type="float" office:value="47000" table:style-name="ce2">
            <text:p>4700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Баланс</text:p>
          </table:table-cell>
          <table:table-cell office:value-type="float" office:value="3348.83" table:formula="of:=SUM([.C12]+[.D12]+[.E12])-SUM([.C11]+[.D11]+[.E11])-SUM([.C10])" table:style-name="ce1">
            <text:p>3348,83</text:p>
          </table:table-cell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Илья Жужуков</dc:creator>
    <meta:creation-date>2023-02-08T11:04:59Z</meta:creation-date>
    <dc:date>2023-02-24T16:55:33Z</dc:date>
    <meta:editing-cycles>4</meta:editing-cycles>
    <meta:editing-duration>PT1086S</meta:editing-duration>
  </office:meta>
</office:document-meta>
</file>